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D00000236DE8EA76DB30C9D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008cm" fo:min-width="5.251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2.868cm" fo:min-width="5.159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svg:stroke-color="#2a6099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033cm" svg:height="2.54cm" svg:x="1.317cm" svg:y="3.54cm">
          <text:p text:style-name="P1">Digital elevation </text:p>
          <text:p text:style-name="P1">model (DE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995cm" svg:height="5.909cm" svg:x="8.62cm" svg:y="1.952cm">
          <draw:image xlink:href="Pictures/100002010000041D00000236DE8EA76DB30C9D3D.png" xlink:type="simple" xlink:show="embed" xlink:actuate="onLoad" draw:mime-type="image/png">
            <text:p/>
          </draw:image>
        </draw:frame>
        <draw:custom-shape draw:style-name="gr3" draw:text-style-name="P2" xml:id="id2" draw:id="id2" draw:layer="layout" svg:width="6.033cm" svg:height="3.492cm" svg:x="1.339cm" svg:y="9.837cm">
          <text:p text:style-name="P1"><text:span text:style-name="T1">Enerscape</text:span></text:p>
          <text:p text:style-name="P1"><text:span text:style-name="T2"/></text:p>
          <text:p text:style-name="P1">First-principle</text:p>
          <text:p text:style-name="P1">allometric cos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033cm" svg:height="2.54cm" svg:x="1.361cm" svg:y="17.047cm">
          <text:p text:style-name="P1">Locomotory </text:p>
          <text:p text:style-name="P1">energy landsca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0.995cm" svg:height="5.909cm" svg:x="8.62cm" svg:y="15.293cm">
          <draw:image xlink:href="Pictures/100002010000041D00000236DE8EA76DB30C9D3D.png" xlink:type="simple" xlink:show="embed" xlink:actuate="onLoad" draw:mime-type="image/png">
            <text:p/>
          </draw:image>
        </draw:frame>
        <draw:connector draw:style-name="gr5" draw:text-style-name="P3" draw:layer="layout" draw:type="line" svg:x1="4.333cm" svg:y1="6.08cm" svg:x2="4.355cm" svg:y2="9.837cm" draw:start-shape="id1" draw:start-glue-point="2" draw:end-shape="id2" draw:end-glue-point="0" svg:d="M4333 6080l22 3757" svg:viewBox="0 0 23 3758">
          <text:p/>
        </draw:connector>
        <draw:connector draw:style-name="gr5" draw:text-style-name="P3" draw:layer="layout" draw:type="line" svg:x1="4.355cm" svg:y1="13.329cm" svg:x2="4.377cm" svg:y2="17.047cm" draw:start-shape="id2" draw:start-glue-point="2" draw:end-shape="id3" draw:end-glue-point="0" svg:d="M4355 13329l22 3718" svg:viewBox="0 0 23 37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1T09:28:46.129803017</meta:creation-date>
    <dc:date>2020-10-31T09:35:25.663131900</dc:date>
    <meta:editing-duration>PT6M40S</meta:editing-duration>
    <meta:editing-cycles>1</meta:editing-cycles>
    <meta:document-statistic meta:object-count="7"/>
    <meta:generator>LibreOffice/7.0.2.2$Linux_X86_64 LibreOffice_project/00$Build-2</meta:generator>
  </office:meta>
</office:document-meta>
</file>